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49cm"/>
    </style:style>
    <style:style style:name="co3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" table:number-columns-repeated="1021" table:default-cell-style-name="ce18"/>
        <table:table-row table:style-name="ro1"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Task</text:p>
          </table:table-cell>
          <table:table-cell table:style-name="ce15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June*9</text:p>
          </table:table-cell>
          <table:table-cell table:style-name="ce17" office:value-type="string" calcext:value-type="string">
            <text:p>Event Tyoes Of HTML Debouncing</text:p>
          </table:table-cell>
          <table:table-cell table:style-name="ce20" office:value-type="string" calcext:value-type="string">
            <text:p>Pending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June*14</text:p>
          </table:table-cell>
          <table:table-cell table:style-name="ce17" office:value-type="string" calcext:value-type="string">
            <text:p>React Exercise 13-june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June*23</text:p>
          </table:table-cell>
          <table:table-cell table:style-name="ce17" office:value-type="string" calcext:value-type="string">
            <text:p>Names,Nums,Vowels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19" office:value-type="string" calcext:value-type="string">
            <text:p>It’s in the <text:a xlink:href="" xlink:type="simple">🎡React Exercises</text:a> - under title of “June 26, Fri”</text:p>
          </table:table-cell>
          <table:table-cell table:style-name="ce20" office:value-type="string" calcext:value-type="string">
            <text:p>Pending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June*16</text:p>
          </table:table-cell>
          <table:table-cell table:style-name="ce17" office:value-type="string" calcext:value-type="string">
            <text:p>Read Article In React-04 Tab</text:p>
          </table:table-cell>
          <table:table-cell table:style-name="ce20" office:value-type="string" calcext:value-type="string">
            <text:p>Pending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17" office:value-type="string" calcext:value-type="string">
            <text:p>Vowels Coun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17" office:value-type="string" calcext:value-type="string">
            <text:p>First Char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17" office:value-type="string" calcext:value-type="string">
            <text:p>Re-Usable Components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17" office:value-type="string" calcext:value-type="string">
            <text:p>Move This OnClick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June*19</text:p>
          </table:table-cell>
          <table:table-cell table:style-name="ce19" office:value-type="string" calcext:value-type="string">
            <text:p>Read colspan and rowspan attributes in html.</text:p>
          </table:table-cell>
          <table:table-cell table:style-name="ce20" office:value-type="string" calcext:value-type="string">
            <text:p>Pending</text:p>
          </table:table-cell>
          <table:table-cell table:number-columns-repeated="1021"/>
        </table:table-row>
        <table:table-row table:style-name="ro2">
          <table:table-cell table:style-name="ce17"/>
          <table:table-cell table:style-name="ce19" office:value-type="string" calcext:value-type="string">
            <text:p>Download <text:a xlink:href="https://github.com/gani-paircode/react-b3/tree/main" xlink:type="simple">react-b3</text:a> repo. Run it. Have a look of the new component &lt;SnehMilan /&gt; 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2">
          <table:table-cell table:style-name="ce17"/>
          <table:table-cell table:style-name="ce19" office:value-type="string" calcext:value-type="string">
            <text:p>Understand the code of it. 1. State of the component (What data it contains) 2. 4 Reports 3. Add Member form.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June*26</text:p>
          </table:table-cell>
          <table:table-cell table:style-name="ce19" office:value-type="string" calcext:value-type="string">
            <text:p>1) Finish pending homework. 2) Finish git setup on local. - You should be able to create new repo on github, clone it, raise new PR by creating new branch. 3) Crate one repo on local &amp; push it on github.com - Link to follow 4) Fork our react repo (react-b3), Rename SnehMilan folder to Community, Raise PR and share the PR’s URL to me.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4">
          <table:table-cell table:style-name="ce17" office:value-type="string" calcext:value-type="string">
            <text:p>June*27</text:p>
          </table:table-cell>
          <table:table-cell table:style-name="ce19" office:value-type="string" calcext:value-type="string">
            <text:p>Check code comments on this PR. <text:a xlink:href="https://github.com/gani-paircode/react-b3/pull/11" xlink:type="simple">#11[WDTPR] React code review - vowels componentClosed</text:a> Build this page - <text:a xlink:href="https://zzjrqs.csb.app/" xlink:type="simple">https://zzjrqs.csb.app/</text:a> Maximum 3 items can be opened at a time. When you open 4th item, the very 1st will be closed.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17" office:value-type="string" calcext:value-type="string">
            <text:p>React Memo reading</text:p>
          </table:table-cell>
          <table:table-cell table:style-name="ce20" office:value-type="string" calcext:value-type="string">
            <text:p>Pending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4:28:33.939087970</meta:creation-date>
    <dc:date>2023-07-04T14:49:04.387851697</dc:date>
    <meta:editing-duration>PT8M10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